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VIElementNSImpl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ItemValu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setPSVI( ElementPSVI e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SVIElementNSImpl.getSchemaNormaliz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Schema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Schema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Member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PSVIElementNSImpl( CoreDocumentImpl ownerDocument , String namespaceURI , String qualifiedName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ErrorC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VIElementNSImpl.getElement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ActualNormaliz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IsSchema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ActualNormalized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Valid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ValidationAttem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PSVIElementNSImpl( CoreDocumentImpl ownerDocument ,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ElementNSImpl.getErrorMess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